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CMR10" svg:font-family="CMR10"/>
    <style:font-face style:name="Helvetica" svg:font-family="Helvetica"/>
    <style:font-face style:name="Helvetica-Bold" svg:font-family="Helvetica-Bold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 Helvetica" svg:font-family="'Courier New Helvetica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0pt" style:font-size-asian="10pt" style:font-name-complex="Arial"/>
    </style:style>
    <style:style style:name="P2" style:family="paragraph" style:parent-style-name="Heading_20_1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3" style:family="paragraph" style:parent-style-name="Heading_20_2">
      <style:text-properties style:font-name="Arial" fo:font-size="10pt" style:font-size-asian="10pt" style:font-name-complex="Ari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8pt" style:font-size-asian="8pt"/>
    </style:style>
    <style:style style:name="P6" style:family="paragraph" style:parent-style-name="Text_20_body">
      <style:paragraph-properties style:line-height-at-least="0.61cm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000000" style:text-line-through-style="none" style:font-name="Helvetica" fo:font-size="10pt" style:text-underline-style="none" style:text-blinking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000000" style:text-line-through-style="none" style:text-underline-style="none" fo:font-weight="bold" style:text-blinking="false" style:font-weight-asian="bold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line-through-style="none" style:font-name="Helvetica" fo:font-size="12pt" fo:language="es" fo:country="ES" style:text-underline-style="none" fo:font-weight="bold" style:text-blinking="fals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Text_20_body">
      <style:paragraph-properties style:line-height-at-least="0.61cm" fo:orphans="2" fo:widows="2" style:writing-mode="lr-tb"/>
      <style:text-properties fo:color="#800000" style:font-name="Helvetica" fo:font-size="10pt" fo:language="es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4" style:family="paragraph" style:parent-style-name="Standard" style:list-style-name="WW8Num18">
      <style:paragraph-properties fo:margin-top="0.212cm" fo:margin-bottom="0.212cm" fo:line-height="150%"/>
      <style:text-properties fo:color="#ff0000" style:font-name="CMR10" fo:language="en" fo:country="GB" style:font-name-complex="CMR10"/>
    </style:style>
    <style:style style:name="P15" style:family="paragraph" style:parent-style-name="Text_20_body" style:list-style-name="WW8Num18" style:master-page-name="Standard">
      <style:paragraph-properties style:line-height-at-least="0.61cm" fo:orphans="2" fo:widows="2" style:page-number="auto" style:writing-mode="lr-tb"/>
    </style:style>
    <style:style style:name="P16" style:family="paragraph" style:parent-style-name="Text_20_body" style:list-style-name="WW8Num18">
      <style:paragraph-properties fo:margin-top="0.212cm" fo:margin-bottom="0.212cm" fo:line-height="150%"/>
      <style:text-properties fo:color="#000000" style:font-name="Helvetica" fo:font-size="10pt" style:text-underline-style="solid" style:text-underline-width="auto" style:text-underline-color="font-color" fo:font-weight="bold" style:font-weight-asian="bold" style:font-name-complex="CMR10"/>
    </style:style>
    <style:style style:name="P17" style:family="paragraph" style:parent-style-name="Text_20_body" style:list-style-name="L1">
      <style:paragraph-properties fo:margin-top="0cm" fo:margin-bottom="0.212cm" style:line-height-at-least="0.707cm"/>
    </style:style>
    <style:style style:name="P18" style:family="paragraph" style:parent-style-name="Text_20_body" style:list-style-name="L1">
      <style:paragraph-properties style:line-height-at-least="0.707cm" fo:orphans="2" fo:widows="2" style:writing-mode="lr-tb"/>
      <style:text-properties fo:color="#000000" style:text-line-through-style="none" style:font-name="Helvetica" fo:font-size="10pt" fo:language="es" fo:country="ES" style:text-underline-style="none" style:text-blinking="false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Text_20_body" style:list-style-name="L1">
      <style:paragraph-properties style:line-height-at-least="0.707cm" fo:orphans="2" fo:widows="2" style:writing-mode="lr-tb"/>
      <style:text-properties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1" style:family="text">
      <style:text-properties style:font-name-asian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Helvetica" fo:font-size="10pt"/>
    </style:style>
    <style:style style:name="T5" style:family="text">
      <style:text-properties fo:color="#000000" style:font-name="Helvetica" fo:font-size="10pt" style:text-underline-style="solid" style:text-underline-width="auto" style:text-underline-color="font-color" fo:font-weight="bold" style:font-weight-asian="bold" style:font-name-complex="CMR10"/>
    </style:style>
    <style:style style:name="T6" style:family="text">
      <style:text-properties fo:color="#000000" style:font-name="Helvetica" fo:font-size="10pt" fo:language="es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" style:family="text">
      <style:text-properties fo:color="#000000" style:font-name="Helvetica" fo:font-size="10pt" style:text-underline-style="none" fo:font-weight="normal" style:font-weight-asian="normal" style:font-name-complex="CMR10" style:font-weight-complex="normal"/>
    </style:style>
    <style:style style:name="T8" style:family="text">
      <style:text-properties fo:color="#000000" style:font-name="Helvetica-Bold" fo:font-size="10pt"/>
    </style:style>
    <style:style style:name="T9" style:family="text">
      <style:text-properties fo:color="#000000" style:font-name="Arial1" fo:font-size="10pt"/>
    </style:style>
    <style:style style:name="T10" style:family="text">
      <style:text-properties fo:font-variant="normal" fo:text-transform="none" style:font-name="Symbol1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381018" text:style-name="WW8Num18">
        <text:list-item>
          <text:p text:style-name="P15"><text:span text:style-name="T5">Ejercicio 1 <text:s/>(4p</text:span><text:span text:style-name="T7">) P</text:span><text:span text:style-name="T6">rograma que copia un fichero de texto en otro fichero habiendo eliminado todas las palabras que empiezan por M.(se puede implementar con funciones de cadena o de carácter) y finalmente los imprime por pantalla.</text:span></text:p>
        </text:list-item>
      </text:list>
      <text:p text:style-name="P13"/>
      <text:list xml:id="list38411613" text:continue-numbering="true" text:style-name="WW8Num18">
        <text:list-item>
          <text:p text:style-name="P16">Ejercicio 2 (5P)</text:p>
        </text:list-item>
      </text:list>
      <text:p text:style-name="P6"><text:span text:style-name="T4">Utilizando las funciones </text:span><text:span text:style-name="T8">ftell(</text:span><text:span text:style-name="T3"> </text:span><text:span text:style-name="T8">) y fseek() </text:span><text:span text:style-name="T4">escribir un programa que permita</text:span><text:span text:style-name="T3"> </text:span><text:span text:style-name="T4">copiar los registros pares contenidos de un archivo binario en otro en orden inverso. </text:span><text:span text:style-name="T9">Los nombres de los archivos se pasan como parámetros del programa (momento de ejecución)</text:span></text:p>
      <text:p text:style-name="P11"/>
      <text:p text:style-name="P12"><text:a xlink:type="simple" xlink:href="file:///c:/">c:\</text:a> ejercicio2.exe origen.dat destino.dat</text:p>
      <text:p text:style-name="P10"/>
      <text:p text:style-name="P10">Utilizar la estructura Producto que contiene estos campos:</text:p>
      <text:list xml:id="list38358506" text:style-name="L1">
        <text:list-item>
          <text:p text:style-name="P17"><text:span text:style-name="T4">Un identificador de </text:span><text:span text:style-name="T3">5</text:span><text:span text:style-name="T4"> caracteres</text:span> </text:p>
        </text:list-item>
        <text:list-item>
          <text:p text:style-name="P17"><text:span text:style-name="T4">un nombre de </text:span><text:span text:style-name="T9">producto de </text:span><text:span text:style-name="T4">30</text:span> </text:p>
        </text:list-item>
        <text:list-item>
          <text:p text:style-name="P17"><text:span text:style-name="T4">precio </text:span><text:span text:style-name="T3"><text:s/></text:span><text:span text:style-name="T4">como números reales.</text:span> <text:s/></text:p>
        </text:list-item>
        <text:list-item>
          <text:p text:style-name="P17"><text:span text:style-name="T4">Stock de tipo entero.</text:span> </text:p>
        </text:list-item>
      </text:list>
      <text:p text:style-name="P10"/>
      <text:p text:style-name="P10">Implementar los modulos <text:span text:style-name="T2">printar_binario </text:span>, <text:span text:style-name="T2">alta_datos,</text:span> <text:span text:style-name="T2">Copia_inversa_pares </text:span><text:span text:style-name="T11">que realizan las siguientes funciones en este orden:</text:span></text:p>
      <text:list xml:id="list38392834" text:continue-numbering="true" text:style-name="L1">
        <text:list-item>
          <text:p text:style-name="P18">Paso de parámetros y comprobación de argumentos (0,5p)</text:p>
        </text:list-item>
        <text:list-item>
          <text:p text:style-name="P18">Alta datos en fichero origen hasta que el usuario decida no introducir más (1p)</text:p>
        </text:list-item>
        <text:list-item>
          <text:p text:style-name="P18"><text:span text:style-name="T10"><text:s/></text:span>Copia_inversa de los registros pares usando ftell y fseek (2,5p)</text:p>
        </text:list-item>
        <text:list-item>
          <text:p text:style-name="P18">Printar los 2 ficheros al finalizar el programa (1p)</text:p>
          <text:p text:style-name="P18"/>
          <text:p text:style-name="P19"/>
        </text:list-item>
      </text:list>
      <text:list xml:id="list38414679" text:continue-list="list38411613" text:style-name="WW8Num18">
        <text:list-header>
          <text:p text:style-name="P1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CMR10" svg:font-family="CMR10"/>
    <style:font-face style:name="Helvetica" svg:font-family="Helvetica"/>
    <style:font-face style:name="Helvetica-Bold" svg:font-family="Helvetica-Bold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 Helvetica" svg:font-family="'Courier New Helvetica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2pt" fo:language="ca" fo:country="ES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size="12pt" fo:language="ca" fo:country="ES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0.635cm" fo:margin-right="0cm" fo:text-align="center" style:justify-single-word="false" fo:text-indent="0cm" style:auto-text-indent="false" fo:keep-with-next="always"/>
      <style:text-properties fo:font-size="11pt" fo:font-weight="bold" style:font-size-asian="11pt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margin-top="0.423cm" fo:margin-bottom="0.423cm"/>
      <style:text-properties fo:font-size="14pt" fo:font-weight="bold" style:font-size-asian="14pt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-1cm" style:auto-text-indent="false"/>
      <style:text-properties fo:font-size="11pt" style:font-size-asian="11pt"/>
    </style:style>
    <style:style style:name="Texto_20_sin_20_formato" style:display-name="Texto sin formato" style:family="paragraph" style:parent-style-name="Standard">
      <style:text-properties style:font-name="Courier New" style:font-name-complex="Courier New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do1" style:family="paragraph" style:parent-style-name="Standard">
      <style:paragraph-properties fo:margin-left="1.7cm" fo:margin-right="0cm" fo:margin-top="0cm" fo:margin-bottom="0.212cm" fo:text-align="justify" style:justify-single-word="false" fo:text-indent="0cm" style:auto-text-indent="false"/>
      <style:text-properties fo:font-size="11pt" fo:language="es" fo:country="ES" style:font-size-asian="11pt" style:font-size-complex="12pt"/>
    </style:style>
    <style:style style:name="HTML_20_con_20_formato_20_previo" style:display-name="HTML con formato previo" style:family="paragraph" style:parent-style-name="Standard">
      <style:paragraph-properties fo:background-color="#ffff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style:font-name="Courier New" fo:language="es" fo:country="ES" style:font-name-complex="Courier New"/>
    </style:style>
    <style:style style:name="nombre" style:family="paragraph" style:parent-style-name="Standard">
      <style:paragraph-properties fo:margin-top="0.176cm" fo:margin-bottom="0.176cm" fo:background-color="#e1e1f5">
        <style:background-image/>
      </style:paragraph-properties>
      <style:text-properties fo:color="#0a0a32" style:font-name="Arial" fo:font-size="12pt" fo:language="es" fo:country="ES" style:font-size-asian="12pt" style:font-name-complex="Arial" style:font-size-complex="12pt"/>
    </style:style>
    <style:style style:name="text" style:family="paragraph" style:parent-style-name="Standard">
      <style:paragraph-properties fo:margin-top="0.176cm" fo:margin-bottom="0.176cm"/>
      <style:text-properties fo:font-size="12pt" fo:language="es" fo:country="ES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font-size="12pt" fo:language="es" fo:country="ES" style:font-size-asian="12pt" style:font-size-complex="12pt"/>
    </style:style>
    <style:style style:name="Tema1" style:family="paragraph" style:parent-style-name="Standard" style:list-style-name="WW8Num2">
      <style:paragraph-properties fo:margin-top="0cm" fo:margin-bottom="0.423cm" fo:break-before="page" fo:padding-left="0.141cm" fo:padding-right="0.141cm" fo:padding-top="0.035cm" fo:padding-bottom="0.035cm" fo:border="0.018cm solid #000000"/>
      <style:text-properties fo:font-size="20pt" fo:language="es" fo:country="ES" fo:font-weight="bold" style:font-size-asian="20pt" style:font-weight-asian="bold" style:font-size-complex="12pt"/>
    </style:style>
    <style:style style:name="Subtitulo" style:family="paragraph" style:parent-style-name="Standard" style:default-outline-level="2">
      <style:paragraph-properties fo:margin-top="0cm" fo:margin-bottom="0.212cm"/>
      <style:text-properties fo:font-size="16pt" fo:language="es" fo:country="ES" style:text-underline-style="solid" style:text-underline-width="auto" style:text-underline-color="font-color" style:font-size-asian="16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21z0" style:family="text">
      <style:text-properties style:font-name="Times New Roman" fo:font-size="10pt" fo:font-style="normal" style:text-underline-style="none" fo:font-weight="normal" style:font-size-asian="10pt" style:font-style-asian="normal" style:font-weight-asian="normal" style:font-name-complex="Times New Roman"/>
    </style:style>
    <style:style style:name="WW8Num25z0" style:family="text">
      <style:text-properties style:font-name="CMR10" style:font-name-asian="Times New Roman" style:font-name-complex="Times New Roman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5z3" style:family="text">
      <style:text-properties style:font-name="Symbol" style:font-name-complex="Symbol"/>
    </style:style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fo:color="#0000ff" style:font-name="Courier New Helvetica" fo:font-size="10pt" style:font-name-asian="Times New Roman" style:font-size-asian="10pt" style:font-name-complex="Courier New" style:font-size-complex="10pt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Tema 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Tema 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7cm" fo:text-indent="-0.635cm" fo:margin-left="0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89cm" fo:text-indent="-0.635cm" fo:margin-left="7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16cm" fo:text-indent="-0.635cm" fo:margin-left="9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43cm" fo:text-indent="-0.635cm" fo:margin-left="10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MR10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 text:start-value="10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4.915cm" fo:margin-left="-0.132cm" table:align="left" style:writing-mode="lr-tb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7.62cm"/>
    </style:style>
    <style:style style:name="Tabla2.C" style:family="table-column">
      <style:table-column-properties style:column-width="3.997cm"/>
    </style:style>
    <style:style style:name="Tabla2.1" style:family="table-row">
      <style:table-row-properties style:keep-together="false" fo:keep-together="always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P1" style:family="paragraph" style:parent-style-name="Heading_20_1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MP2" style:family="paragraph" style:parent-style-name="Heading_20_2">
      <style:text-properties style:font-name="Arial" fo:font-size="10pt" style:font-size-asian="10pt" style:font-name-complex="Arial"/>
    </style:style>
    <style:style style:name="MP3" style:family="paragraph" style:parent-style-name="Heading_20_1">
      <style:text-properties style:font-name="Arial" fo:font-size="10pt" style:font-size-asian="10pt" style:font-name-complex="Arial"/>
    </style:style>
    <style:style style:name="MP4" style:family="paragraph" style:parent-style-name="Text_20_body">
      <style:paragraph-properties fo:text-align="center" style:justify-single-word="false"/>
    </style:style>
    <style:style style:name="MP5" style:family="paragraph" style:parent-style-name="Text_20_body">
      <style:paragraph-properties fo:text-align="center" style:justify-single-word="false"/>
      <style:text-properties fo:font-size="8pt" style:font-size-asian="8pt"/>
    </style:style>
    <style:style style:name="MP6" style:family="paragraph" style:parent-style-name="Standard">
      <style:text-properties fo:language="en" fo:country="GB"/>
    </style:style>
    <style:style style:name="MP7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MP8" style:family="paragraph" style:parent-style-name="Standard">
      <style:text-properties style:font-name="Arial" style:font-name-complex="Arial"/>
    </style:style>
    <style:style style:name="MT1" style:family="text">
      <style:text-properties style:font-name-asian="Arial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IES Provençana</text:p>
            </table:table-cell>
            <table:table-cell table:style-name="Tabla2.A1" office:value-type="string">
              <text:p text:style-name="MP2">M03</text:p>
            </table:table-cell>
            <table:table-cell table:style-name="Tabla2.C1" office:value-type="string">
              <text:p text:style-name="MP3">Curs 2014-15</text:p>
            </table:table-cell>
          </table:table-row>
          <table:table-row table:style-name="Tabla2.1">
            <table:table-cell table:style-name="Tabla2.A1" table:number-rows-spanned="2" office:value-type="string">
              <text:p text:style-name="MP4">Departament d’Informàtica</text:p>
              <text:p text:style-name="MP5"/>
              <text:p text:style-name="Heading_20_3">DAW</text:p>
            </table:table-cell>
            <table:table-cell table:style-name="Tabla2.A1" office:value-type="string">
              <text:p text:style-name="MP2">Examen UF 3-NF1</text:p>
              <text:p text:style-name="MP2">Fitxers </text:p>
              <text:p text:style-name="MP6"/>
            </table:table-cell>
            <table:table-cell table:style-name="Tabla2.C1" office:value-type="string">
              <text:p text:style-name="MP7">Nota:</text:p>
            </table:table-cell>
          </table:table-row>
          <table:table-row table:style-name="Tabla2.1">
            <table:covered-table-cell/>
            <table:table-cell table:style-name="Tabla2.A1" office:value-type="string">
              <text:p text:style-name="MP8"><text:span text:style-name="MT1"><text:s text:c="25"/></text:span>control núm: <text:s/>1</text:p>
            </table:table-cell>
            <table:table-cell table:style-name="Tabla2.C1" office:value-type="string">
              <text:p text:style-name="Heading_20_4">Data: 26-05-15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NTROL DE PROGRAMACIÓN</dc:title>
    <meta:initial-creator>Rafa</meta:initial-creator>
    <meta:creation-date>2007-04-24T11:25:00</meta:creation-date>
    <dc:date>2015-05-25T18:24:07.07</dc:date>
    <meta:print-date>2006-05-10T09:31:00</meta:print-date>
    <meta:editing-cycles>56</meta:editing-cycles>
    <meta:editing-duration>PT8H17M42S</meta:editing-duration>
    <meta:generator>OpenOffice.org/3.3$Win32 OpenOffice.org_project/330m20$Build-9567</meta:generator>
    <dc:creator>. .</dc:creator>
    <meta:document-statistic meta:table-count="1" meta:image-count="0" meta:object-count="0" meta:page-count="1" meta:paragraph-count="24" meta:word-count="195" meta:character-count="1235"/>
    <meta:user-defined meta:name="Información 1"/>
    <meta:user-defined meta:name="Información 2"/>
    <meta:user-defined meta:name="Información 3"/>
    <meta:user-defined meta:name="Información 4"/>
  </office:meta>
</office:document-meta>
</file>